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0.635cm" fo:min-width="3.402cm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5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8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4.335cm"/>
      <style:paragraph-properties style:writing-mode="lr-tb"/>
    </style:style>
    <style:style style:name="gr14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15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16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color="#000000" draw:fill-color="#e8e8e8" draw:textarea-horizontal-align="justify" draw:textarea-vertical-align="middle" draw:auto-grow-height="false" fo:min-height="1.861cm" fo:min-width="0.318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writing-mode="lr-tb"/>
      <style:text-properties style:font-name="Liberation Sans" fo:font-size="4pt" fo:background-color="transparent"/>
    </style:style>
    <style:style style:name="P5" style:family="paragraph">
      <loext:graphic-properties draw:fill-color="#d0d0d0"/>
      <style:paragraph-properties fo:text-align="center" style:writing-mode="lr-tb"/>
      <style:text-properties style:font-name="Liberation Sans" fo:font-size="4pt" fo:background-color="transparen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ans" fo:font-size="4pt" fo:background-color="transparent"/>
    </style:style>
    <style:style style:name="P7" style:family="paragraph">
      <loext:graphic-properties draw:fill-color="#999999"/>
      <style:paragraph-properties fo:text-align="center" style:writing-mode="lr-tb"/>
      <style:text-properties style:font-name="Liberation Sans" fo:font-size="4pt" fo:background-color="transparent"/>
    </style:style>
    <style:style style:name="P8" style:family="paragraph">
      <loext:graphic-properties draw:fill="solid"/>
      <style:paragraph-properties fo:text-align="center"/>
      <style:text-properties style:font-name="Liberation Sans" fo:font-size="4pt" fo:background-color="transparen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Liberation Sans" fo:font-size="6pt" fo:background-color="transparen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" fo:font-size="6pt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background-color="transparent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fo:color="#e8e8e8" style:font-name="Liberation Sans" fo:font-size="10pt" fo:text-shadow="none" style:text-underline-style="none" fo:font-weight="normal" style:font-size-asian="10pt" style:font-weight-asian="bold" style:font-size-complex="10pt" style:font-weight-complex="bold"/>
    </style:style>
    <style:style style:name="P15" style:family="paragraph">
      <loext:graphic-properties draw:fill="solid" draw:fill-color="#000000"/>
    </style:style>
    <style:style style:name="P16" style:family="paragraph">
      <style:paragraph-properties fo:text-align="center" style:writing-mode="lr-tb"/>
      <style:text-properties style:font-name="Liberation Sans" fo:font-size="12pt" fo:text-shadow="1pt 1pt" fo:font-weight="bold" fo:background-color="transparent" style:font-size-asian="12pt" style:font-weight-asian="bold" style:font-size-complex="12pt" style:font-weight-complex="bold"/>
    </style:style>
    <style:style style:name="P17" style:family="paragraph">
      <loext:graphic-properties draw:fill="solid" draw:fill-color="#eeeeee"/>
      <style:paragraph-properties fo:text-align="center" style:writing-mode="lr-tb"/>
      <style:text-properties style:font-name="Liberation Sans" fo:font-size="12pt" fo:text-shadow="1pt 1pt" fo:font-weight="bold" fo:background-color="transparent" style:font-size-asian="12pt" style:font-weight-asian="bold" style:font-size-complex="12pt" style:font-weight-complex="bold"/>
    </style:style>
    <style:style style:name="P18" style:family="paragraph">
      <loext:graphic-properties draw:fill-color="#e8e8e8"/>
      <style:paragraph-properties fo:text-align="center"/>
    </style:style>
    <style:style style:name="P19" style:family="paragraph">
      <style:paragraph-properties fo:text-align="center"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20" style:family="paragraph">
      <style:paragraph-properties fo:margin-top="0cm" fo:margin-bottom="0cm" fo:text-align="center"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weight="bold" fo:background-color="transparent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" fo:font-weight="bold" fo:background-color="transparen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4pt" fo:background-color="transparent"/>
    </style:style>
    <style:style style:name="T3" style:family="text">
      <style:text-properties style:font-name="Liberation Sans" fo:font-size="6pt" fo:background-color="transparent" style:font-size-asian="6pt" style:font-size-complex="6pt"/>
    </style:style>
    <style:style style:name="T4" style:family="text">
      <style:text-properties style:font-name="Liberation Sans" fo:font-size="8pt" fo:background-color="transparent"/>
    </style:style>
    <style:style style:name="T5" style:family="text">
      <style:text-properties fo:color="#000000" style:font-name="Liberation Sans" fo:font-size="10pt" fo:text-shadow="none" style:text-underline-style="none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color="#000000" style:font-name="Liberation Sans" fo:font-size="10pt" fo:font-style="italic" fo:text-shadow="none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ffffff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ffffff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color="#e8e8e8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color="#000000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0000" style:font-name="Liberation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Liberation Sans" fo:font-size="12pt" fo:text-shadow="1pt 1pt" fo:font-weight="bold" fo:background-color="transparent" style:font-size-asian="12pt" style:font-weight-asian="bold" style:font-size-complex="12pt" style:font-weight-complex="bold"/>
    </style:style>
    <style:style style:name="T15" style:family="text"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0000" style:font-name="Liberation Sans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17" style:family="text">
      <style:text-properties style:font-name="Liberation Sans" fo:font-size="8pt" fo:font-weight="bold" fo:background-color="transparent" style:font-weight-asian="bold" style:font-weight-complex="bold"/>
    </style:style>
    <style:style style:name="T18" style:family="text">
      <style:text-properties style:font-name="Liberation Sans" fo:font-size="8pt" fo:font-weight="bold" fo:background-color="transparent"/>
    </style:style>
    <style:style style:name="T19" style:family="text">
      <style:text-properties style:font-name="Liberation Sans" fo:font-size="8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3.402cm" svg:height="0.635cm" svg:x="0.281cm" svg:y="5.7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336cm" svg:height="0.887cm" svg:x="0cm" svg:y="0.002cm">
          <draw:text-box>
            <text:p text:style-name="P2"><text:span text:style-name="T1">F</text:span><text:span text:style-name="T1">l</text:span><text:span text:style-name="T1">o</text:span><text:span text:style-name="T1">a</text:span><text:span text:style-name="T1">t</text:span><text:span text:style-name="T1">i</text:span><text:span text:style-name="T1">n</text:span><text:span text:style-name="T1">g</text:span><text:span text:style-name="T1">-</text:span><text:span text:style-name="T1">P</text:span><text:span text:style-name="T1">o</text:span><text:span text:style-name="T1">i</text:span><text:span text:style-name="T1">n</text:span><text:span text:style-name="T1">t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y</text:span><text:span text:style-name="T1">-</text:span><text:span text:style-name="T1">A</text:span><text:span text:style-name="T1">c</text:span><text:span text:style-name="T1">c</text:span><text:span text:style-name="T1">u</text:span><text:span text:style-name="T1">m</text:span><text:span text:style-name="T1">u</text:span><text:span text:style-name="T1">l</text:span><text:span text:style-name="T1">a</text:span><text:span text:style-name="T1">t</text:span><text:span text:style-name="T1">e</text:span><text:span text:style-name="T1"> </text:span><text:span text:style-name="T1">U</text:span><text:span text:style-name="T1">n</text:span><text:span text:style-name="T1">i</text:span><text:span text:style-name="T1">t</text:span><text:span text:style-name="T1">:</text:span><text:span text:style-name="T1"> </text:span><text:span text:style-name="T1">A</text:span><text:span text:style-name="T1">s</text:span><text:span text:style-name="T1">s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text:span text:style-name="T1"> </text:span><text:span text:style-name="T1">N</text:span><text:span text:style-name="T1">o</text:span><text:span text:style-name="T1">n</text:span><text:span text:style-name="T1">-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e</text:span><text:span text:style-name="T1">d</text:span><text:span text:style-name="T1"> </text:span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g>
          <draw:custom-shape draw:style-name="gr3" draw:text-style-name="P5" draw:layer="layout" svg:width="0.155cm" svg:height="0.381cm" svg:x="7.021cm" svg:y="2.594cm">
            <text:p text:style-name="P4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7.176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33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48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7.64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79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7.9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8.105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8.26cm" svg:y="2.594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8.415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56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72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8.87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03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18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9.34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49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9.651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9.80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9.9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116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271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0.425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0.5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0.73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0.88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04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1.19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1.353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509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1.664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1.818cm" svg:y="2.594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8" draw:layer="layout" svg:x1="7.176cm" svg:y1="2.416cm" svg:x2="7.176cm" svg:y2="2.593cm">
          <text:p/>
        </draw:line>
        <draw:line draw:style-name="gr9" draw:text-style-name="P8" draw:layer="layout" svg:x1="8.416cm" svg:y1="2.417cm" svg:x2="8.416cm" svg:y2="2.594cm">
          <text:p/>
        </draw:line>
        <draw:line draw:style-name="gr9" draw:text-style-name="P8" draw:layer="layout" svg:x1="11.972cm" svg:y1="2.416cm" svg:x2="11.972cm" svg:y2="2.593cm">
          <text:p/>
        </draw:line>
        <draw:line draw:style-name="gr9" draw:text-style-name="P8" draw:layer="layout" svg:x1="7.174cm" svg:y1="2.416cm" svg:x2="11.972cm" svg:y2="2.416cm">
          <text:p/>
        </draw:line>
        <draw:frame draw:style-name="gr10" draw:text-style-name="P10" draw:layer="layout" svg:width="0.477cm" svg:height="0.627cm" svg:x="7.859cm" svg:y="2.135cm">
          <draw:text-box>
            <text:p text:style-name="P9"><text:span text:style-name="T3">8-bit</text:span></text:p>
          </draw:text-box>
        </draw:frame>
        <draw:frame draw:style-name="gr10" draw:text-style-name="P11" draw:layer="layout" svg:width="0.684cm" svg:height="0.627cm" svg:x="8.569cm" svg:y="2.136cm">
          <draw:text-box>
            <text:p><text:span text:style-name="T3">23-bit</text:span></text:p>
          </draw:text-box>
        </draw:frame>
        <draw:frame draw:style-name="gr11" draw:text-style-name="P11" draw:layer="layout" svg:width="2.667cm" svg:height="0.627cm" svg:x="6.884cm" svg:y="1.77cm">
          <draw:text-box>
            <text:p><text:span text:style-name="T3">Sign <text:s text:c="3"/>Exponent <text:s text:c="3"/>Mantissa</text:span></text:p>
          </draw:text-box>
        </draw:frame>
        <draw:line draw:style-name="gr9" draw:text-style-name="P8" draw:layer="layout" svg:x1="7.1cm" svg:y1="2.089cm" svg:x2="7.1cm" svg:y2="2.594cm">
          <text:p/>
        </draw:line>
        <draw:frame draw:style-name="gr12" draw:text-style-name="P12" draw:layer="layout" svg:width="5.08cm" svg:height="0.627cm" svg:x="6.884cm" svg:y="1.334cm">
          <draw:text-box>
            <text:p><text:span text:style-name="T4">IEEE 754 single-precision floating-point</text:span></text:p>
          </draw:text-box>
        </draw:frame>
        <draw:g>
          <draw:custom-shape draw:style-name="gr3" draw:text-style-name="P5" draw:layer="layout" svg:width="0.155cm" svg:height="0.381cm" svg:x="13.644cm" svg:y="2.595cm">
            <text:p text:style-name="P4"><text:span text:style-name="T2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13.799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3.95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10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0.154cm" svg:height="0.381cm" svg:x="14.26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41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57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728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155cm" svg:height="0.381cm" svg:x="14.883cm" svg:y="2.595cm">
            <text:p text:style-name="P4"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5.038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19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34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50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65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5.81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5.96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6.121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6.274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429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6.583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739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6.894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048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7.203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7.35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51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7.66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7.82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0.156cm" svg:height="0.381cm" svg:x="17.976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8.132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154cm" svg:height="0.381cm" svg:x="18.287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155cm" svg:height="0.381cm" svg:x="18.441cm" svg:y="2.595cm">
            <text:p text:style-name="P4"><text:span text:style-name="T2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8" draw:layer="layout" svg:x1="13.799cm" svg:y1="2.417cm" svg:x2="13.799cm" svg:y2="2.594cm">
          <text:p/>
        </draw:line>
        <draw:line draw:style-name="gr9" draw:text-style-name="P8" draw:layer="layout" svg:x1="15.039cm" svg:y1="2.418cm" svg:x2="15.039cm" svg:y2="2.595cm">
          <text:p/>
        </draw:line>
        <draw:line draw:style-name="gr9" draw:text-style-name="P8" draw:layer="layout" svg:x1="18.595cm" svg:y1="2.417cm" svg:x2="18.595cm" svg:y2="2.594cm">
          <text:p/>
        </draw:line>
        <draw:line draw:style-name="gr9" draw:text-style-name="P8" draw:layer="layout" svg:x1="13.797cm" svg:y1="2.417cm" svg:x2="18.595cm" svg:y2="2.417cm">
          <text:p/>
        </draw:line>
        <draw:frame draw:style-name="gr10" draw:text-style-name="P10" draw:layer="layout" svg:width="0.477cm" svg:height="0.627cm" svg:x="14.482cm" svg:y="2.136cm">
          <draw:text-box>
            <text:p text:style-name="P9"><text:span text:style-name="T3">8-bit</text:span></text:p>
          </draw:text-box>
        </draw:frame>
        <draw:frame draw:style-name="gr10" draw:text-style-name="P11" draw:layer="layout" svg:width="0.684cm" svg:height="0.627cm" svg:x="15.192cm" svg:y="2.137cm">
          <draw:text-box>
            <text:p><text:span text:style-name="T3">23-bit</text:span></text:p>
          </draw:text-box>
        </draw:frame>
        <draw:frame draw:style-name="gr11" draw:text-style-name="P11" draw:layer="layout" svg:width="2.667cm" svg:height="0.627cm" svg:x="13.507cm" svg:y="1.771cm">
          <draw:text-box>
            <text:p><text:span text:style-name="T3">Sign <text:s text:c="3"/>Exponent <text:s text:c="3"/>Mantissa</text:span></text:p>
          </draw:text-box>
        </draw:frame>
        <draw:line draw:style-name="gr9" draw:text-style-name="P8" draw:layer="layout" svg:x1="13.723cm" svg:y1="2.09cm" svg:x2="13.723cm" svg:y2="2.595cm">
          <text:p/>
        </draw:line>
        <draw:frame draw:style-name="gr13" draw:text-style-name="P14" draw:layer="layout" svg:width="5.461cm" svg:height="4.335cm" svg:x="0.635cm" svg:y="4.265cm">
          <draw:text-box>
            <text:p text:style-name="P13"><text:span text:style-name="T5">Loop pipelining:</text:span></text:p>
            <text:p text:style-name="P13"><text:span text:style-name="T5"/></text:p>
            <text:p text:style-name="P13"><text:span text:style-name="T6">Latency</text:span><text:span text:style-name="T7"> = (</text:span><text:span text:style-name="T6">II</text:span><text:span text:style-name="T7"> x ( </text:span><text:span text:style-name="T6">N</text:span><text:span text:style-name="T7"> – </text:span><text:span text:style-name="T7">1)) + </text:span><text:span text:style-name="T6">IL</text:span></text:p>
            <text:p text:style-name="P13"><text:span text:style-name="T6"/></text:p>
            <text:p text:style-name="P13"><text:span text:style-name="T8">Latency</text:span><text:span text:style-name="T9"> = 8</text:span><text:span text:style-name="T8">N</text:span><text:span text:style-name="T9"> + 4</text:span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1"/></text:p>
            <text:p text:style-name="P13"><text:span text:style-name="T12">Infinity</text:span><text:span text:style-name="T13"> and </text:span><text:span text:style-name="T12">NaN: </text:span><text:span text:style-name="T13">Not </text:span><text:span text:style-name="T13">expected</text:span></text:p>
          </draw:text-box>
        </draw:frame>
        <draw:path draw:style-name="gr14" draw:text-style-name="P15" draw:layer="layout" svg:width="0.321cm" svg:height="0.409cm" svg:x="11.477cm" svg:y="14.225cm" svg:viewBox="0 0 322 410" svg:d="M322 290l-20 120h-302l159-204-149-206h300v101h-10c-8-56-23-76-78-76h-129l119 159-136 176h166c45 0 60-28 68-70z">
          <text:p/>
        </draw:path>
        <draw:path draw:style-name="gr14" draw:text-style-name="P15" draw:layer="layout" svg:width="0.246cm" svg:height="0.185cm" svg:x="11.832cm" svg:y="14.147cm" svg:viewBox="0 0 247 186" svg:d="M247 0v5h-8c-20 0-25 8-27 20l-43 161h-8l-78-148-33 126c0 2 0 5 0 10s5 10 23 10h5l-2 2h-76l3-2h2c23 0 30-10 33-20l35-144c-5-12-18-15-25-15h-8l3-5h55l68 133h3l27-108c0-5 3-7 3-7 0-8-5-13-23-13h-7l2-5z">
          <text:p/>
        </draw:path>
        <draw:polygon draw:style-name="gr14" draw:text-style-name="P15" draw:layer="layout" svg:width="0.158cm" svg:height="0.019cm" svg:x="12.096cm" svg:y="14.253cm" svg:viewBox="0 0 159 20" draw:points="159,20 0,20 0,0 159,0">
          <text:p/>
        </draw:polygon>
        <draw:path draw:style-name="gr14" draw:text-style-name="P15" draw:layer="layout" svg:width="0.08cm" svg:height="0.193cm" svg:x="12.305cm" svg:y="14.142cm" svg:viewBox="0 0 81 194" svg:d="M81 194h-78v-5c22 0 27-8 27-23v-128c0-10-2-13-7-13-3 0-8 0-13 3l-10 2v-2l50-28 5 3v168c0 13 5 18 26 18z">
          <text:p/>
        </draw:path>
        <draw:path draw:style-name="gr14" draw:text-style-name="P15" draw:layer="layout" svg:width="0.11cm" svg:height="0.228cm" svg:x="11.817cm" svg:y="14.475cm" svg:viewBox="0 0 111 229" svg:d="M111 15c0 5-5 13-13 13-10 0-15-8-15-13 0-7 5-15 15-15 8 0 13 8 13 15zM106 50l-33 121c-5 25-20 58-53 58-15 0-20-10-20-17 0-6 5-16 15-16 3 0 10 5 10 13 0 5-7 5-7 8 0 2 2 2 2 2 15 0 25-20 30-48l28-103c0-3-2-8-10-8-3 0-5 3-8 3v-5z">
          <text:p/>
        </draw:path>
        <draw:path draw:style-name="gr14" draw:text-style-name="P15" draw:layer="layout" svg:width="0.168cm" svg:height="0.075cm" svg:x="11.948cm" svg:y="14.543cm" svg:viewBox="0 0 169 76" svg:d="M169 18h-169v-18h169zM169 76h-169v-18h169z">
          <text:p/>
        </draw:path>
        <draw:path draw:style-name="gr14" draw:text-style-name="P15" draw:layer="layout" svg:width="0.127cm" svg:height="0.198cm" svg:x="12.134cm" svg:y="14.457cm" svg:viewBox="0 0 128 199" svg:d="M128 98c0 51-17 101-63 101-50 0-65-55-65-103s20-96 65-96c38 0 63 40 63 98zM103 101c0-61-15-93-40-93-23 0-35 32-35 90s12 93 37 93c23 0 38-35 38-90z">
          <text:p/>
        </draw:path>
        <draw:path draw:style-name="gr14" draw:text-style-name="P15" draw:layer="layout" svg:width="0.175cm" svg:height="0.273cm" svg:x="12.542cm" svg:y="14.263cm" svg:viewBox="0 0 176 274" svg:d="M171 227l5 5c-10 12-30 42-53 42-7 0-17-5-17-17 0-5 0-10 25-108 0-3 5-13 5-18 0-8-5-15-10-15-15 0-43 35-53 55-15 20-28 41-28 48l-15 50h-30l60-241v-3c0-7-2-10-10-10-5 0-10 0-12 0v-5l63-10-43 169c23-25 50-78 88-78 15 0 23 15 23 27 0 10-3 18-5 28l-23 93v3c0 2 0 5 5 5 8 0 20-13 25-20z">
          <text:p/>
        </draw:path>
        <draw:path draw:style-name="gr14" draw:text-style-name="P15" draw:layer="layout" svg:width="0.102cm" svg:height="0.341cm" svg:x="12.78cm" svg:y="14.258cm" svg:viewBox="0 0 103 342" svg:d="M103 337l-5 5c-63-35-98-103-98-171 0-75 35-133 101-171l2 5c-55 48-68 86-68 166 0 73 13 119 68 166z">
          <text:p/>
        </draw:path>
        <draw:path draw:style-name="gr14" draw:text-style-name="P15" draw:layer="layout" svg:width="0.155cm" svg:height="0.321cm" svg:x="12.891cm" svg:y="14.283cm" svg:viewBox="0 0 156 322" svg:d="M156 20c0 10-7 18-20 18-10 0-18-8-18-18s8-20 18-20c13 0 20 10 20 20zM149 71l-46 168c-7 38-30 83-75 83-20 0-28-12-28-22s5-23 18-23c7 0 15 8 15 18 0 5-8 7-8 12 0 0 3 3 5 3 18 0 30-31 43-71l35-143c0-5-5-10-12-10-3 0-8 2-10 2l-3-5z">
          <text:p/>
        </draw:path>
        <draw:path draw:style-name="gr14" draw:text-style-name="P15" draw:layer="layout" svg:width="0.102cm" svg:height="0.341cm" svg:x="13.065cm" svg:y="14.258cm" svg:viewBox="0 0 103 342" svg:d="M0 5l3-5c62 38 100 103 100 171 0 78-35 134-100 171l-3-5c58-47 68-85 68-163 0-76-10-124-68-169z">
          <text:p/>
        </draw:path>
        <draw:path draw:style-name="gr14" draw:text-style-name="P15" draw:layer="layout" svg:width="0.419cm" svg:height="0.268cm" svg:x="13.211cm" svg:y="14.268cm" svg:viewBox="0 0 420 269" svg:d="M420 0l-2 5c-28 3-45 20-55 33l-174 231h-13v-178h-5l-118 178h-13v-229c0-22-12-35-35-35h-5l3-5h115l-2 5h-3c-15 0-30 0-30 30v151l93-131v-25c0-12-10-25-32-25h-6l3-5h116l-3 5h-7c-25 0-28 15-28 30v159h3l110-149c8-7 18-20 18-27 0-8-5-13-23-13h-7l2-5z">
          <text:p/>
        </draw:path>
        <draw:path draw:style-name="gr14" draw:text-style-name="P15" draw:layer="layout" svg:width="0.102cm" svg:height="0.341cm" svg:x="13.649cm" svg:y="14.258cm" svg:viewBox="0 0 103 342" svg:d="M103 337l-5 5c-65-35-98-103-98-171 0-75 35-133 101-171l2 5c-55 48-70 86-70 166 0 73 15 119 70 166z">
          <text:p/>
        </draw:path>
        <draw:path draw:style-name="gr14" draw:text-style-name="P15" draw:layer="layout" svg:width="0.155cm" svg:height="0.321cm" svg:x="13.793cm" svg:y="14.283cm" svg:viewBox="0 0 156 322" svg:d="M156 20c0 10-7 18-18 18-12 0-20-8-20-18s8-20 20-20c11 0 18 10 18 20zM151 71l-45 168c-10 38-33 83-76 83-22 0-30-12-30-22s5-23 20-23c8 0 13 8 13 18 0 5-5 7-5 12 0 0 0 3 2 3 20 0 33-31 43-71l38-143c0-5-5-10-15-10-3 0-5 2-10 2l-3-5z">
          <text:p/>
        </draw:path>
        <draw:path draw:style-name="gr14" draw:text-style-name="P15" draw:layer="layout" svg:width="0.102cm" svg:height="0.341cm" svg:x="13.969cm" svg:y="14.258cm" svg:viewBox="0 0 103 342" svg:d="M0 5l5-5c60 38 98 103 98 171 0 78-35 134-98 171l-5-5c58-47 68-85 68-163 0-76-10-124-68-169z">
          <text:p/>
        </draw:path>
        <draw:custom-shape draw:style-name="gr15" draw:text-style-name="P17" draw:layer="layout" svg:width="12.547cm" svg:height="8.927cm" svg:x="6.503cm" svg:y="4.155cm">
          <text:p text:style-name="P16"><text:span text:style-name="T14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9.18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1" draw:layer="layout" svg:width="8.75cm" svg:height="2.166cm" svg:x="8.395cm" svg:y="5.362cm">
          <text:p text:style-name="P19"><text:span text:style-name="T15">Multiplier</text:span></text:p>
          <text:p text:style-name="P19"><text:span text:style-name="T15">Xilinx LogiCORE IP</text:span></text:p>
          <text:p text:style-name="P19"><text:span text:style-name="T15"/></text:p>
          <text:p text:style-name="P20"><text:span text:style-name="T16">Increase area with mantissa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0.635cm" svg:height="2.159cm" svg:x="15.803cm" svg:y="3.1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2" draw:layer="layout" svg:width="0.635cm" svg:height="0.319cm" svg:x="7.058cm" svg:y="6.468cm">
          <draw:text-box>
            <text:p><text:span text:style-name="T17">4 clk</text:span></text:p>
          </draw:text-box>
        </draw:frame>
        <draw:frame draw:style-name="gr18" draw:text-style-name="P23" draw:layer="layout" svg:width="0.635cm" svg:height="0.319cm" svg:x="7.059cm" svg:y="9.744cm">
          <draw:text-box>
            <text:p><text:span text:style-name="T18">8 clk</text:span></text:p>
          </draw:text-box>
        </draw:frame>
        <draw:frame draw:style-name="gr18" draw:text-style-name="P12" draw:layer="layout" svg:width="1.027cm" svg:height="0.319cm" svg:x="8.206cm" svg:y="3.733cm">
          <draw:text-box>
            <text:p><text:span text:style-name="T4">Feature</text:span></text:p>
          </draw:text-box>
        </draw:frame>
        <draw:frame draw:style-name="gr18" draw:text-style-name="P12" draw:layer="layout" svg:width="0.96cm" svg:height="0.319cm" svg:x="14.928cm" svg:y="3.716cm">
          <draw:text-box>
            <text:p><text:span text:style-name="T4">Weight</text:span></text:p>
          </draw:text-box>
        </draw:frame>
        <draw:line draw:style-name="gr19" draw:text-style-name="P24" draw:layer="layout" svg:x1="8.028cm" svg:y1="5.359cm" svg:x2="8.028cm" svg:y2="11.891cm">
          <text:p/>
        </draw:line>
        <draw:custom-shape draw:style-name="gr20" draw:text-style-name="P21" draw:layer="layout" svg:width="8.75cm" svg:height="4.327cm" svg:x="8.395cm" svg:y="7.562cm">
          <text:p text:style-name="P19"><text:span text:style-name="T19">Accumulator</text:span></text:p>
          <text:p text:style-name="P19"><text:span text:style-name="T15">Xilinx LogiCORE IP</text:span></text:p>
          <text:p text:style-name="P19"><text:span text:style-name="T15"/></text:p>
          <text:p text:style-name="P20"><text:span text:style-name="T16">Increase latency with mantissa 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4" draw:layer="layout" svg:x1="7.763cm" svg:y1="7.546cm" svg:x2="8.271cm" svg:y2="7.546cm">
          <text:p/>
        </draw:line>
        <draw:line draw:style-name="gr19" draw:text-style-name="P24" draw:layer="layout" svg:x1="7.763cm" svg:y1="5.358cm" svg:x2="8.271cm" svg:y2="5.358cm">
          <text:p/>
        </draw:line>
        <draw:line draw:style-name="gr19" draw:text-style-name="P24" draw:layer="layout" svg:x1="7.763cm" svg:y1="11.89cm" svg:x2="8.271cm" svg:y2="11.89cm">
          <text:p/>
        </draw:line>
        <draw:custom-shape draw:style-name="gr21" draw:text-style-name="P18" draw:layer="layout" svg:width="0.635cm" svg:height="2.126cm" svg:x="12.46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6:49:53.364455565</dc:date>
    <meta:editing-duration>PT6H6M13S</meta:editing-duration>
    <meta:editing-cycles>77</meta:editing-cycles>
    <meta:document-statistic meta:object-count="115"/>
  </office:meta>
</office:document-meta>
</file>